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pect technique</text:p>
      <text:p text:style-name="Standard"/>
      <text:p text:style-name="Standard">Après quelques recherche, il n'y a pas de solution qui correspondent à toutes les exigences réunit d'après la description fonctionnelle. Il faut donc prévoir de développer tout ou des parties de la composantes temporelle.</text:p>
      <text:p text:style-name="Standard">Une première approche est de récupérer le code d'une frise qui se rapproche le plus des spécifications imposer et développer les fonctionnalités qu'il manque. Problème il faut comprendre le code. On est pas sure d'y arriver. De plus d'un point de vue pédagogique, pas de capitalisation de compétence sur les techniques moderne d' ingénierie logiciel (api, framework).</text:p>
      <text:p text:style-name="Standard">La second option est de développer la composante à l'aide d'une api ou d'un framework. L'application actuelle est développé à l'aide du framework extjs. Il est donc cohérent d'utiliser le extjs afin de respect une cohérence dans le développement de l'application. De plus extjs est un framework très populaire et largement documenté. D'un point de vue technique extjs possède un librairie d'objet qui permettre diverse solution pour la manipulation des données json.</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8T16:12:52</meta:creation-date>
    <dc:date>2013-02-08T17:18:57</dc:date>
    <dc:creator>franck </dc:creator>
    <meta:editing-duration>PT3M44S</meta:editing-duration>
    <meta:editing-cycles>3</meta:editing-cycles>
    <meta:generator>LibreOffice/3.5$Linux_x86 LibreOffice_project/350m1$Build-2</meta:generator>
    <meta:document-statistic meta:table-count="0" meta:image-count="0" meta:object-count="0" meta:page-count="1" meta:paragraph-count="5" meta:word-count="165" meta:character-count="1071" meta:non-whitespace-character-count="909"/>
  </office:meta>
</office:document-meta>
</file>